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53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76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9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8" table:default-cell-style-name="ce5"/>
        <table:table-column table:style-name="co4" table:number-columns-repeated="2" table:default-cell-style-name="ce5"/>
        <table:table-column table:style-name="co4" table:number-columns-repeated="1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2">
            <text:p>sql-ex</text:p>
          </table:table-cell>
          <table:table-cell table:style-name="ce1" office:value-type="string" calcext:value-type="string" table:number-columns-spanned="8" table:number-rows-spanned="1">
            <text:p>тесты по лекциям</text:p>
          </table:table-cell>
          <table:covered-table-cell table:number-columns-repeated="6" table:style-name="Default"/>
          <table:covered-table-cell table:style-name="Default" office:value-type="string" calcext:value-type="string">
            <text:p>16-1726-82098</text:p>
          </table:covered-table-cell>
          <table:table-cell table:style-name="Default" table:number-columns-repeated="2"/>
          <table:table-cell table:style-name="ce1" office:value-type="string" calcext:value-type="string" table:number-columns-spanned="14" table:number-rows-spanned="1">
            <text:p>Посещение</text:p>
          </table:table-cell>
          <table:covered-table-cell table:number-columns-repeated="13"/>
          <table:table-cell table:style-name="ce3" office:value-type="string" calcext:value-type="string" table:number-columns-spanned="1" table:number-rows-spanned="2">
            <text:p>премиальные баллы</text:p>
          </table:table-cell>
          <table:table-cell table:style-name="ce1" office:value-type="string" calcext:value-type="string" table:number-columns-spanned="1" table:number-rows-spanned="2">
            <text:p>Итого</text:p>
          </table:table-cell>
          <table:table-cell table:number-columns-repeated="2"/>
          <table:table-cell office:value-type="string" calcext:value-type="string">
            <text:p>1 модуль</text:p>
          </table:table-cell>
        </table:table-row>
        <table:table-row table:style-name="ro1">
          <table:table-cell table:number-columns-repeated="2"/>
          <table:covered-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3.09</text:p>
          </table:table-cell>
          <table:table-cell table:style-name="ce2" office:value-type="string" calcext:value-type="string">
            <text:p>30.09</text:p>
          </table:table-cell>
          <table:table-cell table:style-name="ce2" office:value-type="string" calcext:value-type="string">
            <text:p>7.10</text:p>
          </table:table-cell>
          <table:table-cell table:style-name="ce2" office:value-type="string" calcext:value-type="string">
            <text:p>14.10</text:p>
          </table:table-cell>
          <table:table-cell table:style-name="ce2" office:value-type="string" calcext:value-type="string">
            <text:p>21.10</text:p>
          </table:table-cell>
          <table:table-cell table:style-name="ce2" office:value-type="string" calcext:value-type="string">
            <text:p>28.10</text:p>
          </table:table-cell>
          <table:table-cell table:style-name="ce2" office:value-type="string" calcext:value-type="string">
            <text:p>4.11</text:p>
          </table:table-cell>
          <table:table-cell table:style-name="ce2" office:value-type="string" calcext:value-type="string">
            <text:p>11.11</text:p>
          </table:table-cell>
          <table:table-cell table:style-name="ce2" office:value-type="string" calcext:value-type="string">
            <text:p>18.11</text:p>
          </table:table-cell>
          <table:table-cell table:style-name="ce2" office:value-type="string" calcext:value-type="string">
            <text:p>25.11</text:p>
          </table:table-cell>
          <table:table-cell table:style-name="ce2" office:value-type="string" calcext:value-type="string">
            <text:p>2.12</text:p>
          </table:table-cell>
          <table:table-cell table:style-name="ce2" office:value-type="string" calcext:value-type="string">
            <text:p>9.12</text:p>
          </table:table-cell>
          <table:table-cell table:style-name="ce2" office:value-type="string" calcext:value-type="string">
            <text:p>16.12</text:p>
          </table:table-cell>
          <table:table-cell table:style-name="ce2" office:value-type="string" calcext:value-type="string">
            <text:p>23.12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Филиппова</text:p>
          </table:table-cell>
          <table:table-cell office:value-type="string" calcext:value-type="string">
            <text:p>50, кроме 24-26 и 29, +55-61 + 70-74</text:p>
          </table:table-cell>
          <table:table-cell table:formula="of:=(82 - 17 + 14 + 10 + 9)/3" office:value-type="float" office:value="32.6666666666667" calcext:value-type="float">
            <text:p>32,6666666666667</text:p>
          </table:table-cell>
          <table:table-cell office:value-type="float" office:value="4" calcext:value-type="float">
            <text:p>4,0</text:p>
          </table:table-cell>
          <table:table-cell table:formula="of:=12*4/14" office:value-type="float" office:value="3.42857142857143" calcext:value-type="float">
            <text:p>3,4</text:p>
          </table:table-cell>
          <table:table-cell table:formula="of:=4*10/12" office:value-type="float" office:value="3.33333333333333" calcext:value-type="float">
            <text:p>3,3</text:p>
          </table:table-cell>
          <table:table-cell table:formula="of:=4*10/12" office:value-type="float" office:value="3.33333333333333" calcext:value-type="float">
            <text:p>3,3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8.5/12*4" office:value-type="float" office:value="2.83333333333333" calcext:value-type="float">
            <text:p>2,8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11.5/12*4" office:value-type="float" office:value="3.83333333333333" calcext:value-type="float">
            <text:p>3,8</text:p>
          </table:table-cell>
          <table:table-cell/>
          <table:table-cell table:number-columns-repeated="3"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3" office:value-type="float" office:value="0.5" calcext:value-type="float">
            <text:p>0,5</text:p>
          </table:table-cell>
          <table:table-cell/>
          <table:table-cell table:number-columns-repeated="4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SUM([.C3:.AB3])" office:value-type="float" office:value="72.5952380952381" calcext:value-type="float">
            <text:p>72,5952380952381</text:p>
          </table:table-cell>
          <table:table-cell table:number-columns-repeated="2"/>
          <table:table-cell office:value-type="float" office:value="15.5952380952381" calcext:value-type="float">
            <text:p>15,5952380952381</text:p>
          </table:table-cell>
        </table:table-row>
        <table:table-row table:style-name="ro1">
          <table:table-cell office:value-type="string" calcext:value-type="string">
            <text:p>Бочарова</text:p>
          </table:table-cell>
          <table:table-cell office:value-type="string" calcext:value-type="string">
            <text:p>50, 53-62</text:p>
          </table:table-cell>
          <table:table-cell table:formula="of:=(82+22)/3" office:value-type="float" office:value="34.6666666666667" calcext:value-type="float">
            <text:p>34,6666666666667</text:p>
          </table:table-cell>
          <table:table-cell office:value-type="float" office:value="2.6" calcext:value-type="float">
            <text:p>2,6</text:p>
          </table:table-cell>
          <table:table-cell table:formula="of:=10.5*4/14" office:value-type="float" office:value="3" calcext:value-type="float">
            <text:p>3,0</text:p>
          </table:table-cell>
          <table:table-cell table:formula="of:=4*8/12" office:value-type="float" office:value="2.66666666666667" calcext:value-type="float">
            <text:p>2,7</text:p>
          </table:table-cell>
          <table:table-cell table:formula="of:=4*10/12" office:value-type="float" office:value="3.33333333333333" calcext:value-type="float">
            <text:p>3,3</text:p>
          </table:table-cell>
          <table:table-cell table:formula="of:=11.5/12*4" office:value-type="float" office:value="3.83333333333333" calcext:value-type="float">
            <text:p>3,8</text:p>
          </table:table-cell>
          <table:table-cell table:formula="of:=9.5/12*4" office:value-type="float" office:value="3.16666666666667" calcext:value-type="float">
            <text:p>3,2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12/12*4" office:value-type="float" office:value="4" calcext:value-type="float">
            <text:p>4,0</text:p>
          </table:table-cell>
          <table:table-cell table:formula="of:=11/11*4" office:value-type="float" office:value="4" calcext:value-type="float">
            <text:p>4,0</text:p>
          </table:table-cell>
          <table:table-cell table:number-columns-repeated="3"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8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SUM([.C4:.AB4])" office:value-type="float" office:value="77.4333333333333" calcext:value-type="float">
            <text:p>77,4333333333333</text:p>
          </table:table-cell>
          <table:table-cell table:number-columns-repeated="2"/>
          <table:table-cell office:value-type="float" office:value="13.1" calcext:value-type="float">
            <text:p>13,1</text:p>
          </table:table-cell>
        </table:table-row>
        <table:table-row table:style-name="ro1">
          <table:table-cell office:value-type="string" calcext:value-type="string">
            <text:p>Кащеева</text:p>
          </table:table-cell>
          <table:table-cell office:value-type="string" calcext:value-type="string">
            <text:p>74, кроме 73</text:p>
          </table:table-cell>
          <table:table-cell table:formula="of:=(111+23)/3" office:value-type="float" office:value="44.6666666666667" calcext:value-type="float">
            <text:p>44,6666666666667</text:p>
          </table:table-cell>
          <table:table-cell office:value-type="float" office:value="3.6" calcext:value-type="float">
            <text:p>3,6</text:p>
          </table:table-cell>
          <table:table-cell table:formula="of:=11*4/14" office:value-type="float" office:value="3.14285714285714" calcext:value-type="float">
            <text:p>3,1</text:p>
          </table:table-cell>
          <table:table-cell table:formula="of:=4*9/12" office:value-type="float" office:value="3" calcext:value-type="float">
            <text:p>3,0</text:p>
          </table:table-cell>
          <table:table-cell table:formula="of:=10/12*4" office:value-type="float" office:value="3.33333333333333" calcext:value-type="float">
            <text:p>3,3</text:p>
          </table:table-cell>
          <table:table-cell table:formula="of:=10/12*4" office:value-type="float" office:value="3.33333333333333" calcext:value-type="float">
            <text:p>3,3</text:p>
          </table:table-cell>
          <table:table-cell table:formula="of:=9/12*4" office:value-type="float" office:value="3" calcext:value-type="float">
            <text:p>3,0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12/12*4" office:value-type="float" office:value="4" calcext:value-type="float">
            <text:p>4,0</text:p>
          </table:table-cell>
          <table:table-cell table:formula="of:=11/11*4" office:value-type="float" office:value="4" calcext:value-type="float">
            <text:p>4,0</text:p>
          </table:table-cell>
          <table:table-cell table:number-columns-repeated="3"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8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SUM([.C5:.AB5])" office:value-type="float" office:value="88.2428571428571" calcext:value-type="float">
            <text:p>88,2428571428571</text:p>
          </table:table-cell>
          <table:table-cell table:number-columns-repeated="2"/>
          <table:table-cell office:value-type="float" office:value="14.5761904761905" calcext:value-type="float">
            <text:p>14,5761904761905</text:p>
          </table:table-cell>
        </table:table-row>
        <table:table-row table:style-name="ro1">
          <table:table-cell office:value-type="string" calcext:value-type="string">
            <text:p>Денисенко</text:p>
          </table:table-cell>
          <table:table-cell office:value-type="float" office:value="23" calcext:value-type="float">
            <text:p>23</text:p>
          </table:table-cell>
          <table:table-cell table:formula="of:=33/3"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formula="of:=11*4/14" office:value-type="float" office:value="3.14285714285714" calcext:value-type="float">
            <text:p>3,1</text:p>
          </table:table-cell>
          <table:table-cell table:formula="of:=4*6/12" office:value-type="float" office:value="2" calcext:value-type="float">
            <text:p>2,0</text:p>
          </table:table-cell>
          <table:table-cell table:formula="of:=5/12*3" office:value-type="float" office:value="1.25" calcext:value-type="float">
            <text:p>1,3</text:p>
          </table:table-cell>
          <table:table-cell table:formula="of:=10.5/12*3" office:value-type="float" office:value="2.625" calcext:value-type="float">
            <text:p>2,6</text:p>
          </table:table-cell>
          <table:table-cell table:formula="of:=8/12*3" office:value-type="float" office:value="2" calcext:value-type="float">
            <text:p>2,0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8.5/12*4" office:value-type="float" office:value="2.83333333333333" calcext:value-type="float">
            <text:p>2,8</text:p>
          </table:table-cell>
          <table:table-cell table:formula="of:=7/12*4" office:value-type="float" office:value="2.33333333333333" calcext:value-type="float">
            <text:p>2,3</text:p>
          </table:table-cell>
          <table:table-cell table:formula="of:=9.5/11*4" office:value-type="float" office:value="3.45454545454545" calcext:value-type="float">
            <text:p>3,5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5"/>
          <table:table-cell table:number-columns-repeated="3"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SUM([.C6:.AB6])" office:value-type="float" office:value="42.0057359307359" calcext:value-type="float">
            <text:p>42,0057359307359</text:p>
          </table:table-cell>
          <table:table-cell table:number-columns-repeated="2"/>
          <table:table-cell office:value-type="float" office:value="9.34285714285714" calcext:value-type="float">
            <text:p>9,34285714285714</text:p>
          </table:table-cell>
        </table:table-row>
        <table:table-row table:style-name="ro1">
          <table:table-cell office:value-type="string" calcext:value-type="string">
            <text:p>Ширяева</text:p>
          </table:table-cell>
          <table:table-cell office:value-type="float" office:value="22" calcext:value-type="float">
            <text:p>22</text:p>
          </table:table-cell>
          <table:table-cell table:formula="of:=31/3" office:value-type="float" office:value="10.3333333333333" calcext:value-type="float">
            <text:p>10,3333333333333</text:p>
          </table:table-cell>
          <table:table-cell office:value-type="float" office:value="3" calcext:value-type="float">
            <text:p>3,0</text:p>
          </table:table-cell>
          <table:table-cell table:formula="of:=11*4/14" office:value-type="float" office:value="3.14285714285714" calcext:value-type="float">
            <text:p>3,1</text:p>
          </table:table-cell>
          <table:table-cell table:formula="of:=4*7/12" office:value-type="float" office:value="2.33333333333333" calcext:value-type="float">
            <text:p>2,3</text:p>
          </table:table-cell>
          <table:table-cell table:formula="of:=9.5/12*3" office:value-type="float" office:value="2.375" calcext:value-type="float">
            <text:p>2,4</text:p>
          </table:table-cell>
          <table:table-cell table:formula="of:=8/12*3" office:value-type="float" office:value="2" calcext:value-type="float">
            <text:p>2,0</text:p>
          </table:table-cell>
          <table:table-cell table:formula="of:=9/12*4" office:value-type="float" office:value="3" calcext:value-type="float">
            <text:p>3,0</text:p>
          </table:table-cell>
          <table:table-cell table:formula="of:=12/12*4" office:value-type="float" office:value="4" calcext:value-type="float">
            <text:p>4,0</text:p>
          </table:table-cell>
          <table:table-cell table:formula="of:=9.5/12*4" office:value-type="float" office:value="3.16666666666667" calcext:value-type="float">
            <text:p>3,2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11.5/11*4" office:value-type="float" office:value="4.18181818181818" calcext:value-type="float">
            <text:p>4,2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table:number-columns-repeated="8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SUM([.C7:.AB7])" office:value-type="float" office:value="48.5330086580087" calcext:value-type="float">
            <text:p>48,5330086580087</text:p>
          </table:table-cell>
          <table:table-cell table:number-columns-repeated="2"/>
          <table:table-cell office:value-type="float" office:value="9.47619047619047" calcext:value-type="float">
            <text:p>9,47619047619047</text:p>
          </table:table-cell>
        </table:table-row>
        <table:table-row table:style-name="ro1">
          <table:table-cell office:value-type="string" calcext:value-type="string">
            <text:p>Шин</text:p>
          </table:table-cell>
          <table:table-cell table:number-columns-repeated="2"/>
          <table:table-cell table:formula="of:=8/10*3" office:value-type="float" office:value="2.4" calcext:value-type="float">
            <text:p>2,4</text:p>
          </table:table-cell>
          <table:table-cell table:formula="of:=6.5*4/14" office:value-type="float" office:value="1.85714285714286" calcext:value-type="float">
            <text:p>1,9</text:p>
          </table:table-cell>
          <table:table-cell table:formula="of:=4*6/12" office:value-type="float" office:value="2" calcext:value-type="float">
            <text:p>2,0</text:p>
          </table:table-cell>
          <table:table-cell office:value-type="float" office:value="3" calcext:value-type="float">
            <text:p>3,0</text:p>
          </table:table-cell>
          <table:table-cell/>
          <table:table-cell table:formula="of:=10.5/12*4" office:value-type="float" office:value="3.5" calcext:value-type="float">
            <text:p>3,5</text:p>
          </table:table-cell>
          <table:table-cell table:number-columns-repeated="3"/>
          <table:table-cell table:formula="of:=10.5/11*4" office:value-type="float" office:value="3.81818181818182" calcext:value-type="float">
            <text:p>3,8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C8:.AB8])" office:value-type="float" office:value="22.0753246753247" calcext:value-type="float">
            <text:p>22,0753246753247</text:p>
          </table:table-cell>
          <table:table-cell table:number-columns-repeated="2"/>
          <table:table-cell office:value-type="float" office:value="8.35714285714286" calcext:value-type="float">
            <text:p>8,35714285714286</text:p>
          </table:table-cell>
        </table:table-row>
        <table:table-row table:style-name="ro1">
          <table:table-cell office:value-type="string" calcext:value-type="string">
            <text:p>Мирошниченко</text:p>
          </table:table-cell>
          <table:table-cell table:number-columns-repeated="27"/>
          <table:table-cell table:formula="of:=SUM([.C9:.AB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Костенева</text:p>
          </table:table-cell>
          <table:table-cell office:value-type="float" office:value="20" calcext:value-type="float">
            <text:p>20</text:p>
          </table:table-cell>
          <table:table-cell table:formula="of:=29/3" office:value-type="float" office:value="9.66666666666667" calcext:value-type="float">
            <text:p>9,66666666666667</text:p>
          </table:table-cell>
          <table:table-cell table:formula="of:=9/10*3" office:value-type="float" office:value="2.7" calcext:value-type="float">
            <text:p>2,7</text:p>
          </table:table-cell>
          <table:table-cell table:formula="of:=12/14*3" office:value-type="float" office:value="2.57142857142857" calcext:value-type="float">
            <text:p>2,6</text:p>
          </table:table-cell>
          <table:table-cell table:formula="of:=3*7/12" office:value-type="float" office:value="1.75" calcext:value-type="float">
            <text:p>1,8</text:p>
          </table:table-cell>
          <table:table-cell table:formula="of:=11.5/12*3" office:value-type="float" office:value="2.875" calcext:value-type="float">
            <text:p>2,9</text:p>
          </table:table-cell>
          <table:table-cell table:formula="of:=12/12*3" office:value-type="float" office:value="3" calcext:value-type="float">
            <text:p>3,0</text:p>
          </table:table-cell>
          <table:table-cell/>
          <table:table-cell table:formula="of:=12/12*3" office:value-type="float" office:value="3" calcext:value-type="float">
            <text:p>3,0</text:p>
          </table:table-cell>
          <table:table-cell table:formula="of:=11/12*3" office:value-type="float" office:value="2.75" calcext:value-type="float">
            <text:p>2,8</text:p>
          </table:table-cell>
          <table:table-cell/>
          <table:table-cell table:formula="of:=10.5/11*4" office:value-type="float" office:value="3.81818181818182" calcext:value-type="float">
            <text:p>3,8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6"/>
          <table:table-cell table:number-columns-repeated="3" office:value-type="float" office:value="0.5" calcext:value-type="float">
            <text:p>0,5</text:p>
          </table:table-cell>
          <table:table-cell/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SUM([.C10:.AB10])" office:value-type="float" office:value="36.1312770562771" calcext:value-type="float">
            <text:p>36,1312770562771</text:p>
          </table:table-cell>
          <table:table-cell table:number-columns-repeated="2"/>
          <table:table-cell office:value-type="float" office:value="2.16666666666667" calcext:value-type="float">
            <text:p>2,16666666666667</text:p>
          </table:table-cell>
        </table:table-row>
        <table:table-row table:style-name="ro1">
          <table:table-cell office:value-type="string" calcext:value-type="string">
            <text:p>Сапон</text:p>
          </table:table-cell>
          <table:table-cell office:value-type="float" office:value="20" calcext:value-type="float">
            <text:p>20</text:p>
          </table:table-cell>
          <table:table-cell table:formula="of:=29/3" office:value-type="float" office:value="9.66666666666667" calcext:value-type="float">
            <text:p>9,66666666666667</text:p>
          </table:table-cell>
          <table:table-cell table:formula="of:=7.5/10*3" office:value-type="float" office:value="2.25" calcext:value-type="float">
            <text:p>2,3</text:p>
          </table:table-cell>
          <table:table-cell table:formula="of:=9/14*3" office:value-type="float" office:value="1.92857142857143" calcext:value-type="float">
            <text:p>1,9</text:p>
          </table:table-cell>
          <table:table-cell table:formula="of:=4*6/12" office:value-type="float" office:value="2" calcext:value-type="float">
            <text:p>2,0</text:p>
          </table:table-cell>
          <table:table-cell table:formula="of:=6.5/12*3" office:value-type="float" office:value="1.625" calcext:value-type="float">
            <text:p>1,6</text:p>
          </table:table-cell>
          <table:table-cell/>
          <table:table-cell table:formula="of:=10.5/12*3" office:value-type="float" office:value="2.625" calcext:value-type="float">
            <text:p>2,6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8/12*4" office:value-type="float" office:value="2.66666666666667" calcext:value-type="float">
            <text:p>2,7</text:p>
          </table:table-cell>
          <table:table-cell table:formula="of:=7.5/12*4" office:value-type="float" office:value="2.5" calcext:value-type="float">
            <text:p>2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5"/>
          <table:table-cell table:number-columns-repeated="2" office:value-type="float" office:value="0.5" calcext:value-type="float">
            <text:p>0,5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SUM([.C11:.AB11])" office:value-type="float" office:value="31.9285714285714" calcext:value-type="float">
            <text:p>31,9285714285714</text:p>
          </table:table-cell>
          <table:table-cell table:number-columns-repeated="2"/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Рогожкина</text:p>
          </table:table-cell>
          <table:table-cell office:value-type="float" office:value="20" calcext:value-type="float">
            <text:p>20</text:p>
          </table:table-cell>
          <table:table-cell table:formula="of:=29/3" office:value-type="float" office:value="9.66666666666667" calcext:value-type="float">
            <text:p>9,66666666666667</text:p>
          </table:table-cell>
          <table:table-cell table:formula="of:=8/10*3" office:value-type="float" office:value="2.4" calcext:value-type="float">
            <text:p>2,4</text:p>
          </table:table-cell>
          <table:table-cell table:formula="of:=10/14*3" office:value-type="float" office:value="2.14285714285714" calcext:value-type="float">
            <text:p>2,1</text:p>
          </table:table-cell>
          <table:table-cell/>
          <table:table-cell table:formula="of:=10/12*3" office:value-type="float" office:value="2.5" calcext:value-type="float">
            <text:p>2,5</text:p>
          </table:table-cell>
          <table:table-cell table:formula="of:=10.5/12*4" office:value-type="float" office:value="3.5" calcext:value-type="float">
            <text:p>3,5</text:p>
          </table:table-cell>
          <table:table-cell/>
          <table:table-cell table:formula="of:=11/12*4" office:value-type="float" office:value="3.66666666666667" calcext:value-type="float">
            <text:p>3,7</text:p>
          </table:table-cell>
          <table:table-cell table:formula="of:=8/12*4" office:value-type="float" office:value="2.66666666666667" calcext:value-type="float">
            <text:p>2,7</text:p>
          </table:table-cell>
          <table:table-cell table:formula="of:=8.5/12*3" office:value-type="float" office:value="2.125" calcext:value-type="float">
            <text:p>2,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SUM([.C12:.AB12])" office:value-type="float" office:value="32.6678571428571" calcext:value-type="float">
            <text:p>32,667857142857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  <table:table-cell table:formula="of:=SUM([.C13:.AB1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  <table:table-cell table:formula="of:=SUM([.C14:.AB1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Носуля</text:p>
          </table:table-cell>
          <table:table-cell office:value-type="string" calcext:value-type="string">
            <text:p>50, +52-64</text:p>
          </table:table-cell>
          <table:table-cell table:formula="of:=(82+28)/3" office:value-type="float" office:value="36.6666666666667" calcext:value-type="float">
            <text:p>36,6666666666667</text:p>
          </table:table-cell>
          <table:table-cell table:formula="of:=10/10*3" office:value-type="float" office:value="3" calcext:value-type="float">
            <text:p>3,0</text:p>
          </table:table-cell>
          <table:table-cell table:formula="of:=4*10/14" office:value-type="float" office:value="2.85714285714286" calcext:value-type="float">
            <text:p>2,9</text:p>
          </table:table-cell>
          <table:table-cell/>
          <table:table-cell table:formula="of:=4*10/12" office:value-type="float" office:value="3.33333333333333" calcext:value-type="float">
            <text:p>3,3</text:p>
          </table:table-cell>
          <table:table-cell table:formula="of:=6/12*4" office:value-type="float" office:value="2" calcext:value-type="float">
            <text:p>2,0</text:p>
          </table:table-cell>
          <table:table-cell/>
          <table:table-cell table:formula="of:=10.5/12*4" office:value-type="float" office:value="3.5" calcext:value-type="float">
            <text:p>3,5</text:p>
          </table:table-cell>
          <table:table-cell table:formula="of:=10/12*4" office:value-type="float" office:value="3.33333333333333" calcext:value-type="float">
            <text:p>3,3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6"/>
          <table:table-cell table:formula="of:=21" office:value-type="float" office:value="21" calcext:value-type="float">
            <text:p>21</text:p>
          </table:table-cell>
          <table:table-cell table:formula="of:=SUM([.C15:.AB15])" office:value-type="float" office:value="78.1904761904762" calcext:value-type="float">
            <text:p>78,1904761904762</text:p>
          </table:table-cell>
          <table:table-cell table:number-columns-repeated="2"/>
          <table:table-cell office:value-type="float" office:value="7.19047619047619" calcext:value-type="float">
            <text:p>7,19047619047619</text:p>
          </table:table-cell>
        </table:table-row>
        <table:table-row table:style-name="ro1">
          <table:table-cell office:value-type="string" calcext:value-type="string">
            <text:p>Юраткин</text:p>
          </table:table-cell>
          <table:table-cell table:number-columns-repeated="2"/>
          <table:table-cell table:formula="of:=9/10*3" office:value-type="float" office:value="2.7" calcext:value-type="float">
            <text:p>2,7</text:p>
          </table:table-cell>
          <table:table-cell table:formula="of:=8.5*4/14" office:value-type="float" office:value="2.42857142857143" calcext:value-type="float">
            <text:p>2,4</text:p>
          </table:table-cell>
          <table:table-cell/>
          <table:table-cell table:formula="of:=4*10/12" office:value-type="float" office:value="3.33333333333333" calcext:value-type="float">
            <text:p>3,3</text:p>
          </table:table-cell>
          <table:table-cell/>
          <table:table-cell table:formula="of:=5.5/12*4" office:value-type="float" office:value="1.83333333333333" calcext:value-type="float">
            <text:p>1,8</text:p>
          </table:table-cell>
          <table:table-cell table:formula="of:=12/12*4" office:value-type="float" office:value="4" calcext:value-type="float">
            <text:p>4,0</text:p>
          </table:table-cell>
          <table:table-cell table:formula="of:=10/12*4" office:value-type="float" office:value="3.33333333333333" calcext:value-type="float">
            <text:p>3,3</text:p>
          </table:table-cell>
          <table:table-cell/>
          <table:table-cell table:formula="of:=5/11*4" office:value-type="float" office:value="1.81818181818182" calcext:value-type="float">
            <text:p>1,8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SUM([.C16:.AB16])" office:value-type="float" office:value="26.4467532467532" calcext:value-type="float">
            <text:p>26,4467532467532</text:p>
          </table:table-cell>
          <table:table-cell table:number-columns-repeated="2"/>
          <table:table-cell office:value-type="float" office:value="6.76190476190476" calcext:value-type="float">
            <text:p>6,76190476190476</text:p>
          </table:table-cell>
        </table:table-row>
        <table:table-row table:style-name="ro1">
          <table:table-cell office:value-type="string" calcext:value-type="string">
            <text:p>Поляков</text:p>
          </table:table-cell>
          <table:table-cell table:number-columns-repeated="6"/>
          <table:table-cell table:formula="of:=4/12*4" office:value-type="float" office:value="1.33333333333333" calcext:value-type="float">
            <text:p>1,3</text:p>
          </table:table-cell>
          <table:table-cell table:number-columns-repeated="4"/>
          <table:table-cell table:formula="of:=5/11*4" office:value-type="float" office:value="1.81818181818182" calcext:value-type="float">
            <text:p>1,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17:.AB17])" office:value-type="float" office:value="6.65151515151515" calcext:value-type="float">
            <text:p>6,651515151515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етросов</text:p>
          </table:table-cell>
          <table:table-cell office:value-type="float" office:value="20" calcext:value-type="float">
            <text:p>20</text:p>
          </table:table-cell>
          <table:table-cell table:formula="of:=29/3" office:value-type="float" office:value="9.66666666666667" calcext:value-type="float">
            <text:p>9,66666666666667</text:p>
          </table:table-cell>
          <table:table-cell table:number-columns-repeated="22"/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SUM([.C18:.AB18])" office:value-type="float" office:value="11.6666666666667" calcext:value-type="float">
            <text:p>11,66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Егоренко</text:p>
          </table:table-cell>
          <table:table-cell table:number-columns-repeated="27"/>
          <table:table-cell table:formula="of:=SUM([.C19:.AB1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Даниленко</text:p>
          </table:table-cell>
          <table:table-cell table:number-columns-repeated="27"/>
          <table:table-cell table:formula="of:=SUM([.C20:.AB2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Пронина</text:p>
          </table:table-cell>
          <table:table-cell office:value-type="string" calcext:value-type="string">
            <text:p>38, кроме 32,37 + 42,44,45</text:p>
          </table:table-cell>
          <table:table-cell table:style-name="ce4" table:formula="of:=(63 - 5 + 3)/3" office:value-type="float" office:value="20.3333333333333" calcext:value-type="float">
            <text:p>20,3333333333333</text:p>
          </table:table-cell>
          <table:table-cell office:value-type="float" office:value="2.4" calcext:value-type="float">
            <text:p>2,4</text:p>
          </table:table-cell>
          <table:table-cell table:formula="of:=3*10/14" office:value-type="float" office:value="2.14285714285714" calcext:value-type="float">
            <text:p>2,1</text:p>
          </table:table-cell>
          <table:table-cell table:formula="of:=4*4/12" office:value-type="float" office:value="1.33333333333333" calcext:value-type="float">
            <text:p>1,3</text:p>
          </table:table-cell>
          <table:table-cell table:formula="of:=4*10/12" office:value-type="float" office:value="3.33333333333333" calcext:value-type="float">
            <text:p>3,3</text:p>
          </table:table-cell>
          <table:table-cell table:formula="of:=6/12*4" office:value-type="float" office:value="2" calcext:value-type="float">
            <text:p>2,0</text:p>
          </table:table-cell>
          <table:table-cell table:formula="of:=7/12*4" office:value-type="float" office:value="2.33333333333333" calcext:value-type="float">
            <text:p>2,3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10/12*4" office:value-type="float" office:value="3.33333333333333" calcext:value-type="float">
            <text:p>3,3</text:p>
          </table:table-cell>
          <table:table-cell table:formula="of:=7.5/12*4" office:value-type="float" office:value="2.5" calcext:value-type="float">
            <text:p>2,5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  <table:table-cell/>
          <table:table-cell table:number-columns-repeated="4" office:value-type="float" office:value="0.5" calcext:value-type="float">
            <text:p>0,5</text:p>
          </table:table-cell>
          <table:table-cell office:value-type="float" office:value="26" calcext:value-type="float">
            <text:p>26</text:p>
          </table:table-cell>
          <table:table-cell table:formula="of:=SUM([.C21:.AB21])" office:value-type="float" office:value="74.3761904761904" calcext:value-type="float">
            <text:p>74,3761904761904</text:p>
          </table:table-cell>
          <table:table-cell table:number-columns-repeated="2"/>
          <table:table-cell office:value-type="float" office:value="10.2095238095238" calcext:value-type="float">
            <text:p>10,2095238095238</text:p>
          </table:table-cell>
        </table:table-row>
        <table:table-row table:style-name="ro1">
          <table:table-cell office:value-type="string" calcext:value-type="string">
            <text:p>Мурина</text:p>
          </table:table-cell>
          <table:table-cell table:number-columns-repeated="2"/>
          <table:table-cell table:formula="of:=7.5/10*3" office:value-type="float" office:value="2.25" calcext:value-type="float">
            <text:p>2,3</text:p>
          </table:table-cell>
          <table:table-cell table:formula="of:=9.5/14*3" office:value-type="float" office:value="2.03571428571429" calcext:value-type="float">
            <text:p>2,0</text:p>
          </table:table-cell>
          <table:table-cell table:number-columns-repeated="2"/>
          <table:table-cell table:formula="of:=6/12*4" office:value-type="float" office:value="2" calcext:value-type="float">
            <text:p>2,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C22:.AB22])" office:value-type="float" office:value="8.28571428571429" calcext:value-type="float">
            <text:p>8,285714285714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Чопоров</text:p>
          </table:table-cell>
          <table:table-cell table:number-columns-repeated="27"/>
          <table:table-cell table:formula="of:=SUM([.C23:.AB2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Лыгин</text:p>
          </table:table-cell>
          <table:table-cell office:value-type="string" calcext:value-type="string">
            <text:p>63, кроме 51</text:p>
          </table:table-cell>
          <table:table-cell table:formula="of:=(111-3)/3" office:value-type="float" office:value="36" calcext:value-type="float">
            <text:p>36</text:p>
          </table:table-cell>
          <table:table-cell table:formula="of:=0.9*3" office:value-type="float" office:value="2.7" calcext:value-type="float">
            <text:p>2,7</text:p>
          </table:table-cell>
          <table:table-cell table:formula="of:=10.5/14*3" office:value-type="float" office:value="2.25" calcext:value-type="float">
            <text:p>2,3</text:p>
          </table:table-cell>
          <table:table-cell table:formula="of:=10/12*3" office:value-type="float" office:value="2.5" calcext:value-type="float">
            <text:p>2,5</text:p>
          </table:table-cell>
          <table:table-cell table:formula="of:=4*8/12" office:value-type="float" office:value="2.66666666666667" calcext:value-type="float">
            <text:p>2,7</text:p>
          </table:table-cell>
          <table:table-cell/>
          <table:table-cell table:formula="of:=5.5/12*4" office:value-type="float" office:value="1.83333333333333" calcext:value-type="float">
            <text:p>1,8</text:p>
          </table:table-cell>
          <table:table-cell table:formula="of:=11/12*3" office:value-type="float" office:value="2.75" calcext:value-type="float">
            <text:p>2,8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number-columns-repeated="2"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  <table:table-cell table:formula="of:=SUM([.C24:.AB24])" office:value-type="float" office:value="76.2" calcext:value-type="float">
            <text:p>76,2</text:p>
          </table:table-cell>
          <table:table-cell table:number-columns-repeated="2"/>
          <table:table-cell office:value-type="float" office:value="8.11666666666667" calcext:value-type="float">
            <text:p>8,11666666666667</text:p>
          </table:table-cell>
        </table:table-row>
        <table:table-row table:style-name="ro1">
          <table:table-cell office:value-type="string" calcext:value-type="string">
            <text:p>Пак</text:p>
          </table:table-cell>
          <table:table-cell table:number-columns-repeated="2"/>
          <table:table-cell table:formula="of:=9/10*3" office:value-type="float" office:value="2.7" calcext:value-type="float">
            <text:p>2,7</text:p>
          </table:table-cell>
          <table:table-cell/>
          <table:table-cell table:formula="of:=12/12*3" office:value-type="float" office:value="3" calcext:value-type="float">
            <text:p>3,0</text:p>
          </table:table-cell>
          <table:table-cell table:number-columns-repeated="2"/>
          <table:table-cell table:formula="of:=10.5/12*3" office:value-type="float" office:value="2.625" calcext:value-type="float">
            <text:p>2,6</text:p>
          </table:table-cell>
          <table:table-cell table:formula="of:=10.5/12*3" office:value-type="float" office:value="2.625" calcext:value-type="float">
            <text:p>2,6</text:p>
          </table:table-cell>
          <table:table-cell table:formula="of:=8/12*3" office:value-type="float" office:value="2" calcext:value-type="float">
            <text:p>2,0</text:p>
          </table:table-cell>
          <table:table-cell table:number-columns-repeated="15"/>
          <table:table-cell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  <table:table-cell table:formula="of:=SUM([.C25:.AB25])" office:value-type="float" office:value="34.45" calcext:value-type="float">
            <text:p>34,4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алыгин</text:p>
          </table:table-cell>
          <table:table-cell office:value-type="string" calcext:value-type="string">
            <text:p>67, кроме 58, 63</text:p>
          </table:table-cell>
          <table:table-cell table:formula="of:=(121-5)/3" office:value-type="float" office:value="38.6666666666667" calcext:value-type="float">
            <text:p>38,6666666666667</text:p>
          </table:table-cell>
          <table:table-cell table:number-columns-repeated="3"/>
          <table:table-cell table:formula="of:=4*10.5/12" office:value-type="float" office:value="3.5" calcext:value-type="float">
            <text:p>3,5</text:p>
          </table:table-cell>
          <table:table-cell table:number-columns-repeated="8"/>
          <table:table-cell office:value-type="float" office:value="0.5" calcext:value-type="float">
            <text:p>0,5</text:p>
          </table:table-cell>
          <table:table-cell table:number-columns-repeated="9"/>
          <table:table-cell table:number-columns-repeated="2"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  <table:table-cell table:formula="of:=SUM([.C26:.AB26])" office:value-type="float" office:value="64.6666666666667" calcext:value-type="float">
            <text:p>64,666666666666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ашрапов</text:p>
          </table:table-cell>
          <table:table-cell table:number-columns-repeated="6"/>
          <table:table-cell table:formula="of:=2/12*4" office:value-type="float" office:value="0.666666666666667" calcext:value-type="float">
            <text:p>0,7</text:p>
          </table:table-cell>
          <table:table-cell table:formula="of:=5.5/12*4" office:value-type="float" office:value="1.83333333333333" calcext:value-type="float">
            <text:p>1,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27:.AB27])" office:value-type="float" office:value="7.5" calcext:value-type="float">
            <text:p>7,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5"/>
          <table:table-cell table:formula="of:=SUM([.C28:.AB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5"/>
          <table:table-cell table:formula="of:=SUM([.C29:.AB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5"/>
          <table:table-cell table:formula="of:=SUM([.C30:.AB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5"/>
          <table:table-cell table:formula="of:=SUM([.C31:.AB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5"/>
          <table:table-cell table:formula="of:=SUM([.C32:.AB32]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6">00.00.0000</text:date>, <text:time style:data-style-name="N2" text:time-value="15:52:14.004577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1:52:36.277246738</meta:creation-date>
    <dc:date>2018-01-16T16:16:02.716083990</dc:date>
    <meta:editing-duration>P5DT7H40M33S</meta:editing-duration>
    <meta:editing-cycles>15</meta:editing-cycles>
    <meta:generator>LibreOffice/5.4.2.2$Linux_X86_64 LibreOffice_project/40m0$Build-2</meta:generator>
    <meta:document-statistic meta:table-count="1" meta:cell-count="396" meta:object-count="0"/>
  </office:meta>
</office:document-meta>
</file>